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Diagrama</text:span><text:span text:style-name="T1_2"><text:s/></text:span><text:span text:style-name="T1_3">de</text:span><text:span text:style-name="T1_4"><text:s/></text:span><text:span text:style-name="T1_5">classes</text:span><text:span text:style-name="T1_6"><text:s/></text:span><text:span text:style-name="T1_7">general</text:span><text:span text:style-name="T1_8">:<text:s/></text:span></text:p>
      <text:p text:style-name="P2"/>
      <text:p text:style-name="P3"><text:span text:style-name="T3_1"><text:a xlink:type="simple" xlink:href="https://cacoo.com/diagrams/k3H6arAw0SPfpxzo-78B44.png"><text:span text:style-name="T3_2">https</text:span></text:a></text:span><text:span text:style-name="T3_3"><text:a xlink:type="simple" xlink:href="https://cacoo.com/diagrams/k3H6arAw0SPfpxzo-78B44.png"><text:span text:style-name="T3_4">://</text:span></text:a></text:span><text:span text:style-name="T3_5"><text:a xlink:type="simple" xlink:href="https://cacoo.com/diagrams/k3H6arAw0SPfpxzo-78B44.png"><text:span text:style-name="T3_6">cacoo</text:span></text:a></text:span><text:span text:style-name="T3_7"><text:a xlink:type="simple" xlink:href="https://cacoo.com/diagrams/k3H6arAw0SPfpxzo-78B44.png"><text:span text:style-name="T3_8">.</text:span></text:a></text:span><text:span text:style-name="T3_9"><text:a xlink:type="simple" xlink:href="https://cacoo.com/diagrams/k3H6arAw0SPfpxzo-78B44.png"><text:span text:style-name="T3_10">com</text:span></text:a></text:span><text:span text:style-name="T3_11"><text:a xlink:type="simple" xlink:href="https://cacoo.com/diagrams/k3H6arAw0SPfpxzo-78B44.png"><text:span text:style-name="T3_12">/</text:span></text:a></text:span><text:span text:style-name="T3_13"><text:a xlink:type="simple" xlink:href="https://cacoo.com/diagrams/k3H6arAw0SPfpxzo-78B44.png"><text:span text:style-name="T3_14">diagrams</text:span></text:a></text:span><text:span text:style-name="T3_15"><text:a xlink:type="simple" xlink:href="https://cacoo.com/diagrams/k3H6arAw0SPfpxzo-78B44.png"><text:span text:style-name="T3_16">/</text:span></text:a></text:span><text:span text:style-name="T3_17"><text:a xlink:type="simple" xlink:href="https://cacoo.com/diagrams/k3H6arAw0SPfpxzo-78B44.png"><text:span text:style-name="T3_18">k</text:span></text:a></text:span><text:span text:style-name="T3_19"><text:a xlink:type="simple" xlink:href="https://cacoo.com/diagrams/k3H6arAw0SPfpxzo-78B44.png"><text:span text:style-name="T3_20">3</text:span></text:a></text:span><text:span text:style-name="T3_21"><text:a xlink:type="simple" xlink:href="https://cacoo.com/diagrams/k3H6arAw0SPfpxzo-78B44.png"><text:span text:style-name="T3_22">H</text:span></text:a></text:span><text:span text:style-name="T3_23"><text:a xlink:type="simple" xlink:href="https://cacoo.com/diagrams/k3H6arAw0SPfpxzo-78B44.png"><text:span text:style-name="T3_24">6</text:span></text:a></text:span><text:span text:style-name="T3_25"><text:a xlink:type="simple" xlink:href="https://cacoo.com/diagrams/k3H6arAw0SPfpxzo-78B44.png"><text:span text:style-name="T3_26">arAw</text:span></text:a></text:span><text:span text:style-name="T3_27"><text:a xlink:type="simple" xlink:href="https://cacoo.com/diagrams/k3H6arAw0SPfpxzo-78B44.png"><text:span text:style-name="T3_28">0</text:span></text:a></text:span><text:span text:style-name="T3_29"><text:a xlink:type="simple" xlink:href="https://cacoo.com/diagrams/k3H6arAw0SPfpxzo-78B44.png"><text:span text:style-name="T3_30">SPfpxzo</text:span></text:a></text:span><text:span text:style-name="T3_31"><text:a xlink:type="simple" xlink:href="https://cacoo.com/diagrams/k3H6arAw0SPfpxzo-78B44.png"><text:span text:style-name="T3_32">-78</text:span></text:a></text:span><text:span text:style-name="T3_33"><text:a xlink:type="simple" xlink:href="https://cacoo.com/diagrams/k3H6arAw0SPfpxzo-78B44.png"><text:span text:style-name="T3_34">B</text:span></text:a></text:span><text:span text:style-name="T3_35"><text:a xlink:type="simple" xlink:href="https://cacoo.com/diagrams/k3H6arAw0SPfpxzo-78B44.png"><text:span text:style-name="T3_36">44.</text:span></text:a></text:span><text:span text:style-name="T3_37"><text:a xlink:type="simple" xlink:href="https://cacoo.com/diagrams/k3H6arAw0SPfpxzo-78B44.png"><text:span text:style-name="T3_38">png</text:span></text:a></text:span></text:p>
      <text:p text:style-name="P4"><text:span text:style-name="T4_1"><text:a xlink:type="simple" xlink:href="https://cacoo.com/diagrams/k3H6arAw0SPfpxzo"><text:span text:style-name="T4_2">https</text:span></text:a></text:span><text:span text:style-name="T4_3"><text:a xlink:type="simple" xlink:href="https://cacoo.com/diagrams/k3H6arAw0SPfpxzo"><text:span text:style-name="T4_4">://</text:span></text:a></text:span><text:span text:style-name="T4_5"><text:a xlink:type="simple" xlink:href="https://cacoo.com/diagrams/k3H6arAw0SPfpxzo"><text:span text:style-name="T4_6">cacoo</text:span></text:a></text:span><text:span text:style-name="T4_7"><text:a xlink:type="simple" xlink:href="https://cacoo.com/diagrams/k3H6arAw0SPfpxzo"><text:span text:style-name="T4_8">.</text:span></text:a></text:span><text:span text:style-name="T4_9"><text:a xlink:type="simple" xlink:href="https://cacoo.com/diagrams/k3H6arAw0SPfpxzo"><text:span text:style-name="T4_10">com</text:span></text:a></text:span><text:span text:style-name="T4_11"><text:a xlink:type="simple" xlink:href="https://cacoo.com/diagrams/k3H6arAw0SPfpxzo"><text:span text:style-name="T4_12">/</text:span></text:a></text:span><text:span text:style-name="T4_13"><text:a xlink:type="simple" xlink:href="https://cacoo.com/diagrams/k3H6arAw0SPfpxzo"><text:span text:style-name="T4_14">diagrams</text:span></text:a></text:span><text:span text:style-name="T4_15"><text:a xlink:type="simple" xlink:href="https://cacoo.com/diagrams/k3H6arAw0SPfpxzo"><text:span text:style-name="T4_16">/</text:span></text:a></text:span><text:span text:style-name="T4_17"><text:a xlink:type="simple" xlink:href="https://cacoo.com/diagrams/k3H6arAw0SPfpxzo"><text:span text:style-name="T4_18">k</text:span></text:a></text:span><text:span text:style-name="T4_19"><text:a xlink:type="simple" xlink:href="https://cacoo.com/diagrams/k3H6arAw0SPfpxzo"><text:span text:style-name="T4_20">3</text:span></text:a></text:span><text:span text:style-name="T4_21"><text:a xlink:type="simple" xlink:href="https://cacoo.com/diagrams/k3H6arAw0SPfpxzo"><text:span text:style-name="T4_22">H</text:span></text:a></text:span><text:span text:style-name="T4_23"><text:a xlink:type="simple" xlink:href="https://cacoo.com/diagrams/k3H6arAw0SPfpxzo"><text:span text:style-name="T4_24">6</text:span></text:a></text:span><text:span text:style-name="T4_25"><text:a xlink:type="simple" xlink:href="https://cacoo.com/diagrams/k3H6arAw0SPfpxzo"><text:span text:style-name="T4_26">arAw</text:span></text:a></text:span><text:span text:style-name="T4_27"><text:a xlink:type="simple" xlink:href="https://cacoo.com/diagrams/k3H6arAw0SPfpxzo"><text:span text:style-name="T4_28">0</text:span></text:a></text:span><text:span text:style-name="T4_29"><text:a xlink:type="simple" xlink:href="https://cacoo.com/diagrams/k3H6arAw0SPfpxzo"><text:span text:style-name="T4_30">SPfpxz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